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311" officeooo:paragraph-rsid="001da311"/>
    </style:style>
    <style:style style:name="P2" style:family="paragraph" style:parent-style-name="Standard">
      <style:text-properties officeooo:rsid="001da40a" officeooo:paragraph-rsid="001da40a"/>
    </style:style>
    <style:style style:name="T1" style:family="text">
      <style:text-properties officeooo:rsid="001ed74e"/>
    </style:style>
    <style:style style:name="T2" style:family="text">
      <style:text-properties officeooo:rsid="001f7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jeto <text:span text:style-name="T2">B</text:span>razucas <text:span text:style-name="T2">C</text:span>onectados</text:p>
      <text:p text:style-name="P1"/>
      <text:p text:style-name="P2">Missão.</text:p>
      <text:p text:style-name="P2"/>
      <text:p text:style-name="P2">O projeto tem a missão de ser uma grande plataforma digital de apoio aos brasileiros que estão vivendo em Portugal ou que planejam viver a cá.</text:p>
      <text:p text:style-name="P2"/>
      <text:p text:style-name="P2">Visão.</text:p>
      <text:p text:style-name="P2"/>
      <text:p text:style-name="P2">Conseguimos enxergar <text:span text:style-name="T1">que em</text:span> um curto espaço de tempo <text:span text:style-name="T1">milhares de brasileiros</text:span> vivendo <text:span text:style-name="T1">em Portugal</text:span> se<text:span text:style-name="T1">rão beneficiados</text:span> pelo nosso projeto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5T21:27:23.519000000</meta:creation-date>
    <dc:date>2020-01-18T21:00:03.624000000</dc:date>
    <meta:editing-duration>PT1H5M1S</meta:editing-duration>
    <meta:editing-cycles>4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5" meta:word-count="51" meta:character-count="317" meta:non-whitespace-character-count="271"/>
  </office:meta>
</office:document-meta>
</file>